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fo:background-color="#3399ff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" office:value-type="date" office:date-value="2016-07-28" calcext:value-type="date" table:number-columns-spanned="4" table:number-rows-spanned="1">
            <text:p>28/07/16</text:p>
          </table:table-cell>
          <table:covered-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Monica</text:p>
          </table:table-cell>
          <table:table-cell office:value-type="string" calcext:value-type="string">
            <text:p>Admin Setting Page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Based On Admin Changes On employee reg form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KRA Form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KPI Form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Shubhangi</text:p>
          </table:table-cell>
          <table:table-cell office:value-type="string" calcext:value-type="string">
            <text:p>Dashboard Page Layout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dmin Theme color Layou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Year End Review A Layout and validation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RTB REVIEW PAGE VALIDATION AND LOOK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1:34:49.876381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4:55.975754456</meta:creation-date>
    <dc:date>2016-07-30T16:26:43.133698289</dc:date>
    <meta:editing-duration>PT8H16M2S</meta:editing-duration>
    <meta:editing-cycles>19</meta:editing-cycles>
    <meta:generator>LibreOffice/5.1.4.2$Linux_X86_64 LibreOffice_project/10m0$Build-2</meta:generator>
    <meta:document-statistic meta:table-count="1" meta:cell-count="17" meta:object-count="0"/>
  </office:meta>
</office:document-meta>
</file>